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1_14:54: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71440" calcext:value-type="float">
            <text:p>71440</text:p>
          </table:table-cell>
          <table:table-cell office:value-type="float" office:value="70845" calcext:value-type="float">
            <text:p>70845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131810" calcext:value-type="float">
            <text:p>131810</text:p>
          </table:table-cell>
          <table:table-cell office:value-type="float" office:value="131785" calcext:value-type="float">
            <text:p>13178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2]/([.E2]+[.I2])" office:value-type="percentage" office:value="0.0403225806451613" calcext:value-type="percentage">
            <text:p>4.03%</text:p>
          </table:table-cell>
          <table:table-cell/>
          <table:table-cell table:number-columns-repeated="2" office:value-type="float" office:value="533334" calcext:value-type="float">
            <text:p>53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0162" calcext:value-type="float">
            <text:p>60162</text:p>
          </table:table-cell>
          <table:table-cell office:value-type="float" office:value="59540" calcext:value-type="float">
            <text:p>59540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47824" calcext:value-type="float">
            <text:p>147824</text:p>
          </table:table-cell>
          <table:table-cell office:value-type="float" office:value="147799" calcext:value-type="float">
            <text:p>14779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3]/([.E3]+[.I3])" office:value-type="percentage" office:value="0.0386398763523957" calcext:value-type="percentage">
            <text:p>3.86%</text:p>
          </table:table-cell>
          <table:table-cell/>
          <table:table-cell table:number-columns-repeated="2" office:value-type="float" office:value="526747" calcext:value-type="float">
            <text:p>526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67279" calcext:value-type="float">
            <text:p>67279</text:p>
          </table:table-cell>
          <table:table-cell office:value-type="float" office:value="66675" calcext:value-type="float">
            <text:p>66675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04122" calcext:value-type="float">
            <text:p>104122</text:p>
          </table:table-cell>
          <table:table-cell office:value-type="float" office:value="104098" calcext:value-type="float">
            <text:p>10409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4]/([.E4]+[.I4])" office:value-type="percentage" office:value="0.0382165605095541" calcext:value-type="percentage">
            <text:p>3.82%</text:p>
          </table:table-cell>
          <table:table-cell/>
          <table:table-cell table:number-columns-repeated="2" office:value-type="float" office:value="545751" calcext:value-type="float">
            <text:p>545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8836" calcext:value-type="float">
            <text:p>58836</text:p>
          </table:table-cell>
          <table:table-cell office:value-type="float" office:value="58215" calcext:value-type="float">
            <text:p>58215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49339" calcext:value-type="float">
            <text:p>149339</text:p>
          </table:table-cell>
          <table:table-cell office:value-type="float" office:value="149315" calcext:value-type="float">
            <text:p>14931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5]/([.E5]+[.I5])" office:value-type="percentage" office:value="0.0372093023255814" calcext:value-type="percentage">
            <text:p>3.72%</text:p>
          </table:table-cell>
          <table:table-cell/>
          <table:table-cell table:number-columns-repeated="2" office:value-type="float" office:value="531778" calcext:value-type="float">
            <text:p>53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73047" calcext:value-type="float">
            <text:p>73047</text:p>
          </table:table-cell>
          <table:table-cell office:value-type="float" office:value="72442" calcext:value-type="float">
            <text:p>72442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37779" calcext:value-type="float">
            <text:p>137779</text:p>
          </table:table-cell>
          <table:table-cell office:value-type="float" office:value="137755" calcext:value-type="float">
            <text:p>13775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6]/([.E6]+[.I6])" office:value-type="percentage" office:value="0.0381558028616852" calcext:value-type="percentage">
            <text:p>3.82%</text:p>
          </table:table-cell>
          <table:table-cell/>
          <table:table-cell table:number-columns-repeated="2" office:value-type="float" office:value="530101" calcext:value-type="float">
            <text:p>53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5689" calcext:value-type="float">
            <text:p>75689</text:p>
          </table:table-cell>
          <table:table-cell office:value-type="float" office:value="75121" calcext:value-type="float">
            <text:p>75121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117661" calcext:value-type="float">
            <text:p>117661</text:p>
          </table:table-cell>
          <table:table-cell office:value-type="float" office:value="117628" calcext:value-type="float">
            <text:p>117628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I7]/([.E7]+[.I7])" office:value-type="percentage" office:value="0.0549084858569052" calcext:value-type="percentage">
            <text:p>5.49%</text:p>
          </table:table-cell>
          <table:table-cell/>
          <table:table-cell table:number-columns-repeated="2" office:value-type="float" office:value="534293" calcext:value-type="float">
            <text:p>534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0174" calcext:value-type="float">
            <text:p>60174</text:p>
          </table:table-cell>
          <table:table-cell office:value-type="float" office:value="59604" calcext:value-type="float">
            <text:p>5960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96986" calcext:value-type="float">
            <text:p>96986</text:p>
          </table:table-cell>
          <table:table-cell office:value-type="float" office:value="96949" calcext:value-type="float">
            <text:p>969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I8]/([.E8]+[.I8])" office:value-type="percentage" office:value="0.0609555189456343" calcext:value-type="percentage">
            <text:p>6.10%</text:p>
          </table:table-cell>
          <table:table-cell/>
          <table:table-cell table:number-columns-repeated="2" office:value-type="float" office:value="539947" calcext:value-type="float">
            <text:p>53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8177" calcext:value-type="float">
            <text:p>58177</text:p>
          </table:table-cell>
          <table:table-cell office:value-type="float" office:value="57598" calcext:value-type="float">
            <text:p>57598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27386" calcext:value-type="float">
            <text:p>127386</text:p>
          </table:table-cell>
          <table:table-cell office:value-type="float" office:value="127362" calcext:value-type="float">
            <text:p>12736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9]/([.E9]+[.I9])" office:value-type="percentage" office:value="0.0398009950248756" calcext:value-type="percentage">
            <text:p>3.98%</text:p>
          </table:table-cell>
          <table:table-cell/>
          <table:table-cell table:number-columns-repeated="2" office:value-type="float" office:value="539876" calcext:value-type="float">
            <text:p>539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75623" calcext:value-type="float">
            <text:p>75623</text:p>
          </table:table-cell>
          <table:table-cell office:value-type="float" office:value="75063" calcext:value-type="float">
            <text:p>75063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11529" calcext:value-type="float">
            <text:p>111529</text:p>
          </table:table-cell>
          <table:table-cell office:value-type="float" office:value="111491" calcext:value-type="float">
            <text:p>11149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I10]/([.E10]+[.I10])" office:value-type="percentage" office:value="0.0635451505016722" calcext:value-type="percentage">
            <text:p>6.35%</text:p>
          </table:table-cell>
          <table:table-cell/>
          <table:table-cell office:value-type="float" office:value="540435" calcext:value-type="float">
            <text:p>540435</text:p>
          </table:table-cell>
          <table:table-cell office:value-type="float" office:value="540434" calcext:value-type="float">
            <text:p>540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1305" calcext:value-type="float">
            <text:p>71305</text:p>
          </table:table-cell>
          <table:table-cell office:value-type="float" office:value="70717" calcext:value-type="float">
            <text:p>70717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float" office:value="124327" calcext:value-type="float">
            <text:p>124327</text:p>
          </table:table-cell>
          <table:table-cell office:value-type="float" office:value="124301" calcext:value-type="float">
            <text:p>12430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I11]/([.E11]+[.I11])" office:value-type="percentage" office:value="0.0423452768729642" calcext:value-type="percentage">
            <text:p>4.23%</text:p>
          </table:table-cell>
          <table:table-cell/>
          <table:table-cell table:number-columns-repeated="2" office:value-type="float" office:value="535156" calcext:value-type="float">
            <text:p>535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4109" calcext:value-type="float">
            <text:p>34109</text:p>
          </table:table-cell>
          <table:table-cell office:value-type="float" office:value="33531" calcext:value-type="float">
            <text:p>33531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98977" calcext:value-type="float">
            <text:p>98977</text:p>
          </table:table-cell>
          <table:table-cell office:value-type="float" office:value="98935" calcext:value-type="float">
            <text:p>9893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I12]/([.E12]+[.I12])" office:value-type="percentage" office:value="0.067741935483871" calcext:value-type="percentage">
            <text:p>6.77%</text:p>
          </table:table-cell>
          <table:table-cell/>
          <table:table-cell table:number-columns-repeated="2" office:value-type="float" office:value="552354" calcext:value-type="float">
            <text:p>55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84525" calcext:value-type="float">
            <text:p>84525</text:p>
          </table:table-cell>
          <table:table-cell office:value-type="float" office:value="83947" calcext:value-type="float">
            <text:p>83947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18786" calcext:value-type="float">
            <text:p>118786</text:p>
          </table:table-cell>
          <table:table-cell office:value-type="float" office:value="118760" calcext:value-type="float">
            <text:p>11876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I13]/([.E13]+[.I13])" office:value-type="percentage" office:value="0.043046357615894" calcext:value-type="percentage">
            <text:p>4.30%</text:p>
          </table:table-cell>
          <table:table-cell/>
          <table:table-cell table:number-columns-repeated="2" office:value-type="float" office:value="533424" calcext:value-type="float">
            <text:p>533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82095" calcext:value-type="float">
            <text:p>82095</text:p>
          </table:table-cell>
          <table:table-cell office:value-type="float" office:value="81515" calcext:value-type="float">
            <text:p>81515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16523" calcext:value-type="float">
            <text:p>116523</text:p>
          </table:table-cell>
          <table:table-cell office:value-type="float" office:value="116499" calcext:value-type="float">
            <text:p>11649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14]/([.E14]+[.I14])" office:value-type="percentage" office:value="0.0397350993377483" calcext:value-type="percentage">
            <text:p>3.97%</text:p>
          </table:table-cell>
          <table:table-cell/>
          <table:table-cell table:number-columns-repeated="2" office:value-type="float" office:value="534690" calcext:value-type="float">
            <text:p>534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5031" calcext:value-type="float">
            <text:p>35031</text:p>
          </table:table-cell>
          <table:table-cell office:value-type="float" office:value="34454" calcext:value-type="float">
            <text:p>34454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110411" calcext:value-type="float">
            <text:p>110411</text:p>
          </table:table-cell>
          <table:table-cell office:value-type="float" office:value="110385" calcext:value-type="float">
            <text:p>11038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I15]/([.E15]+[.I15])" office:value-type="percentage" office:value="0.0431177446102819" calcext:value-type="percentage">
            <text:p>4.31%</text:p>
          </table:table-cell>
          <table:table-cell/>
          <table:table-cell table:number-columns-repeated="2" office:value-type="float" office:value="550720" calcext:value-type="float">
            <text:p>550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53613" calcext:value-type="float">
            <text:p>53613</text:p>
          </table:table-cell>
          <table:table-cell office:value-type="float" office:value="53611" calcext:value-type="float">
            <text:p>536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5409" calcext:value-type="float">
            <text:p>155409</text:p>
          </table:table-cell>
          <table:table-cell office:value-type="float" office:value="155384" calcext:value-type="float">
            <text:p>15538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16]/([.E16]+[.I16])" office:value-type="percentage" office:value="0.925925925925926" calcext:value-type="percentage">
            <text:p>92.59%</text:p>
          </table:table-cell>
          <table:table-cell/>
          <table:table-cell table:number-columns-repeated="2" office:value-type="float" office:value="528650" calcext:value-type="float">
            <text:p>528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7836" calcext:value-type="float">
            <text:p>47836</text:p>
          </table:table-cell>
          <table:table-cell office:value-type="float" office:value="47231" calcext:value-type="float">
            <text:p>47231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53204" calcext:value-type="float">
            <text:p>153204</text:p>
          </table:table-cell>
          <table:table-cell office:value-type="float" office:value="153179" calcext:value-type="float">
            <text:p>15317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17]/([.E17]+[.I17])" office:value-type="percentage" office:value="0.0396825396825397" calcext:value-type="percentage">
            <text:p>3.97%</text:p>
          </table:table-cell>
          <table:table-cell/>
          <table:table-cell table:number-columns-repeated="2" office:value-type="float" office:value="531095" calcext:value-type="float">
            <text:p>53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8896" calcext:value-type="float">
            <text:p>68896</text:p>
          </table:table-cell>
          <table:table-cell office:value-type="float" office:value="68297" calcext:value-type="float">
            <text:p>68297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44738" calcext:value-type="float">
            <text:p>144738</text:p>
          </table:table-cell>
          <table:table-cell office:value-type="float" office:value="144714" calcext:value-type="float">
            <text:p>14471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18]/([.E18]+[.I18])" office:value-type="percentage" office:value="0.0385232744783307" calcext:value-type="percentage">
            <text:p>3.85%</text:p>
          </table:table-cell>
          <table:table-cell/>
          <table:table-cell table:number-columns-repeated="2" office:value-type="float" office:value="526785" calcext:value-type="float">
            <text:p>526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2646" calcext:value-type="float">
            <text:p>42646</text:p>
          </table:table-cell>
          <table:table-cell office:value-type="float" office:value="42038" calcext:value-type="float">
            <text:p>42038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43617" calcext:value-type="float">
            <text:p>143617</text:p>
          </table:table-cell>
          <table:table-cell office:value-type="float" office:value="143593" calcext:value-type="float">
            <text:p>14359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19]/([.E19]+[.I19])" office:value-type="percentage" office:value="0.0379746835443038" calcext:value-type="percentage">
            <text:p>3.80%</text:p>
          </table:table-cell>
          <table:table-cell/>
          <table:table-cell table:number-columns-repeated="2" office:value-type="float" office:value="550786" calcext:value-type="float">
            <text:p>55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0509" calcext:value-type="float">
            <text:p>60509</text:p>
          </table:table-cell>
          <table:table-cell office:value-type="float" office:value="59911" calcext:value-type="float">
            <text:p>59911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153014" calcext:value-type="float">
            <text:p>153014</text:p>
          </table:table-cell>
          <table:table-cell office:value-type="float" office:value="152986" calcext:value-type="float">
            <text:p>15298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I20]/([.E20]+[.I20])" office:value-type="percentage" office:value="0.0447284345047923" calcext:value-type="percentage">
            <text:p>4.47%</text:p>
          </table:table-cell>
          <table:table-cell/>
          <table:table-cell table:number-columns-repeated="2" office:value-type="float" office:value="525125" calcext:value-type="float">
            <text:p>52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6624" calcext:value-type="float">
            <text:p>56624</text:p>
          </table:table-cell>
          <table:table-cell office:value-type="float" office:value="56039" calcext:value-type="float">
            <text:p>56039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53197" calcext:value-type="float">
            <text:p>153197</text:p>
          </table:table-cell>
          <table:table-cell office:value-type="float" office:value="153172" calcext:value-type="float">
            <text:p>15317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21]/([.E21]+[.I21])" office:value-type="percentage" office:value="0.040983606557377" calcext:value-type="percentage">
            <text:p>4.10%</text:p>
          </table:table-cell>
          <table:table-cell/>
          <table:table-cell table:number-columns-repeated="2" office:value-type="float" office:value="524227" calcext:value-type="float">
            <text:p>524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8344" calcext:value-type="float">
            <text:p>68344</text:p>
          </table:table-cell>
          <table:table-cell office:value-type="float" office:value="67771" calcext:value-type="float">
            <text:p>67771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39613" calcext:value-type="float">
            <text:p>139613</text:p>
          </table:table-cell>
          <table:table-cell office:value-type="float" office:value="139589" calcext:value-type="float">
            <text:p>13958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22]/([.E22]+[.I22])" office:value-type="percentage" office:value="0.0402010050251256" calcext:value-type="percentage">
            <text:p>4.02%</text:p>
          </table:table-cell>
          <table:table-cell/>
          <table:table-cell table:number-columns-repeated="2" office:value-type="float" office:value="525999" calcext:value-type="float">
            <text:p>525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3773" calcext:value-type="float">
            <text:p>43773</text:p>
          </table:table-cell>
          <table:table-cell office:value-type="float" office:value="43187" calcext:value-type="float">
            <text:p>43187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float" office:value="76021" calcext:value-type="float">
            <text:p>76021</text:p>
          </table:table-cell>
          <table:table-cell office:value-type="float" office:value="75997" calcext:value-type="float">
            <text:p>7599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23]/([.E23]+[.I23])" office:value-type="percentage" office:value="0.039344262295082" calcext:value-type="percentage">
            <text:p>3.93%</text:p>
          </table:table-cell>
          <table:table-cell/>
          <table:table-cell table:number-columns-repeated="2" office:value-type="float" office:value="555988" calcext:value-type="float">
            <text:p>555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9364" calcext:value-type="float">
            <text:p>59364</text:p>
          </table:table-cell>
          <table:table-cell office:value-type="float" office:value="58783" calcext:value-type="float">
            <text:p>58783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41726" calcext:value-type="float">
            <text:p>141726</text:p>
          </table:table-cell>
          <table:table-cell office:value-type="float" office:value="141702" calcext:value-type="float">
            <text:p>14170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24]/([.E24]+[.I24])" office:value-type="percentage" office:value="0.0396694214876033" calcext:value-type="percentage">
            <text:p>3.97%</text:p>
          </table:table-cell>
          <table:table-cell/>
          <table:table-cell table:number-columns-repeated="2" office:value-type="float" office:value="527973" calcext:value-type="float">
            <text:p>527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3705" calcext:value-type="float">
            <text:p>53705</text:p>
          </table:table-cell>
          <table:table-cell office:value-type="float" office:value="53121" calcext:value-type="float">
            <text:p>53121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153475" calcext:value-type="float">
            <text:p>153475</text:p>
          </table:table-cell>
          <table:table-cell office:value-type="float" office:value="153450" calcext:value-type="float">
            <text:p>15345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25]/([.E25]+[.I25])" office:value-type="percentage" office:value="0.0410509031198686" calcext:value-type="percentage">
            <text:p>4.11%</text:p>
          </table:table-cell>
          <table:table-cell/>
          <table:table-cell table:number-columns-repeated="2" office:value-type="float" office:value="525948" calcext:value-type="float">
            <text:p>525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82430" calcext:value-type="float">
            <text:p>82430</text:p>
          </table:table-cell>
          <table:table-cell office:value-type="float" office:value="81825" calcext:value-type="float">
            <text:p>81825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24414" calcext:value-type="float">
            <text:p>124414</text:p>
          </table:table-cell>
          <table:table-cell office:value-type="float" office:value="124390" calcext:value-type="float">
            <text:p>12439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26]/([.E26]+[.I26])" office:value-type="percentage" office:value="0.0381558028616852" calcext:value-type="percentage">
            <text:p>3.82%</text:p>
          </table:table-cell>
          <table:table-cell/>
          <table:table-cell table:number-columns-repeated="2" office:value-type="float" office:value="526304" calcext:value-type="float">
            <text:p>526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61719" calcext:value-type="float">
            <text:p>61719</text:p>
          </table:table-cell>
          <table:table-cell office:value-type="float" office:value="61139" calcext:value-type="float">
            <text:p>61139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40267" calcext:value-type="float">
            <text:p>140267</text:p>
          </table:table-cell>
          <table:table-cell office:value-type="float" office:value="140243" calcext:value-type="float">
            <text:p>14024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27]/([.E27]+[.I27])" office:value-type="percentage" office:value="0.0397350993377483" calcext:value-type="percentage">
            <text:p>3.97%</text:p>
          </table:table-cell>
          <table:table-cell/>
          <table:table-cell table:number-columns-repeated="2" office:value-type="float" office:value="533800" calcext:value-type="float">
            <text:p>533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8012" calcext:value-type="float">
            <text:p>58012</text:p>
          </table:table-cell>
          <table:table-cell office:value-type="float" office:value="57436" calcext:value-type="float">
            <text:p>57436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98059" calcext:value-type="float">
            <text:p>98059</text:p>
          </table:table-cell>
          <table:table-cell office:value-type="float" office:value="98035" calcext:value-type="float">
            <text:p>9803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28]/([.E28]+[.I28])" office:value-type="percentage" office:value="0.04" calcext:value-type="percentage">
            <text:p>4.00%</text:p>
          </table:table-cell>
          <table:table-cell/>
          <table:table-cell table:number-columns-repeated="2" office:value-type="float" office:value="555982" calcext:value-type="float">
            <text:p>555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9179" calcext:value-type="float">
            <text:p>59179</text:p>
          </table:table-cell>
          <table:table-cell office:value-type="float" office:value="58610" calcext:value-type="float">
            <text:p>58610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4974" calcext:value-type="float">
            <text:p>154974</text:p>
          </table:table-cell>
          <table:table-cell office:value-type="float" office:value="154950" calcext:value-type="float">
            <text:p>1549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29]/([.E29]+[.I29])" office:value-type="percentage" office:value="0.0404721753794266" calcext:value-type="percentage">
            <text:p>4.05%</text:p>
          </table:table-cell>
          <table:table-cell/>
          <table:table-cell table:number-columns-repeated="2" office:value-type="float" office:value="532674" calcext:value-type="float">
            <text:p>53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8447" calcext:value-type="float">
            <text:p>48447</text:p>
          </table:table-cell>
          <table:table-cell office:value-type="float" office:value="47873" calcext:value-type="float">
            <text:p>47873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149020" calcext:value-type="float">
            <text:p>149020</text:p>
          </table:table-cell>
          <table:table-cell office:value-type="float" office:value="148996" calcext:value-type="float">
            <text:p>14899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30]/([.E30]+[.I30])" office:value-type="percentage" office:value="0.0401337792642141" calcext:value-type="percentage">
            <text:p>4.01%</text:p>
          </table:table-cell>
          <table:table-cell/>
          <table:table-cell table:number-columns-repeated="2" office:value-type="float" office:value="534011" calcext:value-type="float">
            <text:p>534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3293" calcext:value-type="float">
            <text:p>63293</text:p>
          </table:table-cell>
          <table:table-cell office:value-type="float" office:value="62719" calcext:value-type="float">
            <text:p>62719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149536" calcext:value-type="float">
            <text:p>149536</text:p>
          </table:table-cell>
          <table:table-cell office:value-type="float" office:value="149511" calcext:value-type="float">
            <text:p>14951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31]/([.E31]+[.I31])" office:value-type="percentage" office:value="0.0417362270450751" calcext:value-type="percentage">
            <text:p>4.17%</text:p>
          </table:table-cell>
          <table:table-cell/>
          <table:table-cell table:number-columns-repeated="2" office:value-type="float" office:value="524281" calcext:value-type="float">
            <text:p>524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73074" calcext:value-type="float">
            <text:p>73074</text:p>
          </table:table-cell>
          <table:table-cell office:value-type="float" office:value="72450" calcext:value-type="float">
            <text:p>7245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33604" calcext:value-type="float">
            <text:p>133604</text:p>
          </table:table-cell>
          <table:table-cell office:value-type="float" office:value="133580" calcext:value-type="float">
            <text:p>1335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I32]/([.E32]+[.I32])" office:value-type="percentage" office:value="0.037037037037037" calcext:value-type="percentage">
            <text:p>3.70%</text:p>
          </table:table-cell>
          <table:table-cell/>
          <table:table-cell table:number-columns-repeated="2" office:value-type="float" office:value="527037" calcext:value-type="float">
            <text:p>527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7006" calcext:value-type="float">
            <text:p>47006</text:p>
          </table:table-cell>
          <table:table-cell office:value-type="float" office:value="46392" calcext:value-type="float">
            <text:p>46392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42751" calcext:value-type="float">
            <text:p>142751</text:p>
          </table:table-cell>
          <table:table-cell office:value-type="float" office:value="142726" calcext:value-type="float">
            <text:p>1427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I33]/([.E33]+[.I33])" office:value-type="percentage" office:value="0.0391236306729264" calcext:value-type="percentage">
            <text:p>3.91%</text:p>
          </table:table-cell>
          <table:table-cell/>
          <table:table-cell table:number-columns-repeated="2" office:value-type="float" office:value="530030" calcext:value-type="float">
            <text:p>53003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5:01:54.108323981</dc:date>
    <meta:editing-duration>PT1M43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